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d4355"/>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e26a6" officeooo:paragraph-rsid="001e26a6"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e26a6" officeooo:paragraph-rsid="001e26a6"/>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e26a6" officeooo:paragraph-rsid="001e26a6"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d4355"/>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d435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5"/>[<text:span text:style-name="T4">Assignment 08.07 Constructing Multiple Object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Calculates the fuel economy of three cars for one tank and the price</text:p>
        <text:p text:style-name="P9"><text:s/>*</text:p>
        <text:p text:style-name="P9"><text:s/>* @author Josiah Kowalski</text:p>
        <text:p text:style-name="P9"><text:s/>* @version 1/5/20</text:p>
        <text:p text:style-name="P9"><text:s/>*/</text:p>
        <text:p text:style-name="P9">public class CarV7 </text:p>
        <text:p text:style-name="P9"/>
        <text:p text:style-name="P9"><text:s text:c="4"/>// private variables </text:p>
        <text:p text:style-name="P9"><text:s text:c="4"/>private String myCarType</text:p>
        <text:p text:style-name="P9"><text:s text:c="4"/>private int myStartMiles, myEndMiles</text:p>
        <text:p text:style-name="P9"><text:s text:c="4"/>private double myGallonsUsed, myPricePerGallon</text:p>
        <text:p text:style-name="P9"/>
        <text:p text:style-name="P9"><text:s text:c="4"/>CarV7(String type, int sMiles, int eMiles, double gallons, double gallonPrice) </text:p>
        <text:p text:style-name="P9"><text:tab/><text:tab/>myCarType = type</text:p>
        <text:p text:style-name="P9"><text:tab/><text:tab/>myStartMiles = sMiles</text:p>
        <text:p text:style-name="P9"><text:tab/><text:tab/>myEndMiles = eMiles</text:p>
        <text:p text:style-name="P9"><text:tab/><text:tab/>myGallonsUsed = gallons</text:p>
        <text:p text:style-name="P9"><text:tab/><text:tab/>myPricePerGallon = gallonPrice</text:p>
        <text:p text:style-name="P9"><text:tab/></text:p>
        <text:p text:style-name="P9"/>
        <text:p text:style-name="P9"><text:tab/>// calculates the distance driven</text:p>
        <text:p text:style-name="P9"><text:soft-page-break/><text:s text:c="4"/>public int calcDistance() </text:p>
        <text:p text:style-name="P9"><text:s text:c="4"/></text:p>
        <text:p text:style-name="P9"><text:tab/><text:tab/>return myEndMiles - myStartMiles</text:p>
        <text:p text:style-name="P9"><text:tab/></text:p>
        <text:p text:style-name="P9"/>
        <text:p text:style-name="P9"><text:tab/>// calculates the miles per gallon</text:p>
        <text:p text:style-name="P9"><text:tab/>public double calcMPG(int dist) </text:p>
        <text:p text:style-name="P9"><text:tab/><text:tab/>return dist / myGallonsUsed</text:p>
        <text:p text:style-name="P9"><text:tab/></text:p>
        <text:p text:style-name="P9"/>
        <text:p text:style-name="P9"><text:tab/>// calculates gallons per mile</text:p>
        <text:p text:style-name="P9"><text:tab/>public double calcGPM(int dist) </text:p>
        <text:p text:style-name="P9"><text:tab/><text:tab/>return myGallonsUsed / dist</text:p>
        <text:p text:style-name="P9"><text:tab/></text:p>
        <text:p text:style-name="P9"/>
        <text:p text:style-name="P9"><text:s text:c="4"/>// calculates total cost</text:p>
        <text:p text:style-name="P9"><text:tab/>public double totalCost() </text:p>
        <text:p text:style-name="P9"><text:tab/><text:tab/>return myPricePerGallon * myGallonsUsed</text:p>
        <text:p text:style-name="P9"><text:s text:c="4"/></text:p>
        <text:p text:style-name="P9"/>
        <text:p text:style-name="P9"/>
        <text:p text:style-name="P9"/>
        <text:p text:style-name="P9">/**</text:p>
        <text:p text:style-name="P9"><text:s/>* Prints the fuel economy of three cars for one tank and the price from </text:p>
        <text:p text:style-name="P9"><text:s/>* a separate class</text:p>
        <text:p text:style-name="P9"><text:soft-page-break/><text:s/>*</text:p>
        <text:p text:style-name="P9"><text:s/>* @author Josiah Kowalski</text:p>
        <text:p text:style-name="P9"><text:s/>* @version 1/5/20</text:p>
        <text:p text:style-name="P9"><text:s/>*/</text:p>
        <text:p text:style-name="P9">public class CarV7Tester</text:p>
        <text:p text:style-name="P9"/>
        <text:p text:style-name="P9"><text:s text:c="4"/>public static void main(String[] args) </text:p>
        <text:p text:style-name="P9"><text:s text:c="4"/></text:p>
        <text:p text:style-name="P9"><text:tab/><text:tab/>int startMiles1 = 138242, endMiles1 = 138558, dist1 <text:s text:c="3"/>// 316 miles</text:p>
        <text:p text:style-name="P9"><text:tab/><text:tab/>double gals1 = 10.2, pricePerGallon1 = 2.59, mPG1, gPM1, totalCost1</text:p>
        <text:p text:style-name="P9"><text:s text:c="8"/>String carType1 = "Chevy Cobalt 2010"</text:p>
        <text:p text:style-name="P9"><text:s text:c="8"/></text:p>
        <text:p text:style-name="P9"><text:s text:c="8"/>int startMiles2 = 11293, endMiles2 = 11629, dist2 <text:s text:c="3"/>// 336 miles</text:p>
        <text:p text:style-name="P9"><text:tab/><text:tab/>double gals2 = 12.1, pricePerGallon2 = 3.19, mPG2, gPM2, totalCost2</text:p>
        <text:p text:style-name="P9"><text:s text:c="8"/>String carType2 = "BMW 430i 2019"</text:p>
        <text:p text:style-name="P9"><text:s text:c="8"/></text:p>
        <text:p text:style-name="P9"><text:s text:c="8"/>int startMiles3 = 9823, endMiles3 = 10146, dist3 <text:s text:c="3"/>// 323 miles</text:p>
        <text:p text:style-name="P9"><text:tab/><text:tab/>double gals3 = 9.3, pricePerGallon3 = 2.59, mPG3, gPM3, totalCost3</text:p>
        <text:p text:style-name="P9"><text:tab/><text:tab/>String carType3 = "Hyundai Accent 2020"</text:p>
        <text:p text:style-name="P9"/>
        <text:p text:style-name="P9"><text:tab/><text:tab/></text:p>
        <text:p text:style-name="P9"><text:tab/><text:tab/>// new car1, car2, car3 objects</text:p>
        <text:p text:style-name="P9"><text:tab/><text:tab/>CarV7 car1 = new CarV7(carType1, startMiles1, endMiles1, gals1, pricePerGallon1)</text:p>
        <text:p text:style-name="P9"><text:tab/><text:tab/>CarV7 car2 = new CarV7(carType2, startMiles2, endMiles2, gals2, pricePerGallon2)</text:p>
        <text:p text:style-name="P9"><text:tab/><text:tab/>CarV7 car3 = new CarV7(carType3, startMiles3, endMiles3, gals3, pricePerGallon3)</text:p>
        <text:p text:style-name="P9"><text:soft-page-break/></text:p>
        <text:p text:style-name="P9"><text:s text:c="8"/>// call methods</text:p>
        <text:p text:style-name="P9"><text:tab/><text:tab/>dist1 = car1.calcDistance()</text:p>
        <text:p text:style-name="P9"><text:s text:c="8"/>mPG1 = car1.calcMPG(dist1)</text:p>
        <text:p text:style-name="P9"><text:s text:c="8"/>gPM1 = car1.calcGPM(dist1)</text:p>
        <text:p text:style-name="P9"><text:s text:c="8"/>totalCost1 = car1.totalCost()</text:p>
        <text:p text:style-name="P9"/>
        <text:p text:style-name="P9"><text:s text:c="8"/>dist2 = car2.calcDistance()</text:p>
        <text:p text:style-name="P9"><text:s text:c="8"/>mPG2 = car2.calcMPG(dist2)</text:p>
        <text:p text:style-name="P9"><text:s text:c="8"/>gPM2 = car2.calcGPM(dist2)</text:p>
        <text:p text:style-name="P9"><text:s text:c="8"/>totalCost2 = car2.totalCost()</text:p>
        <text:p text:style-name="P9"/>
        <text:p text:style-name="P9"><text:s text:c="8"/>dist3 = car3.calcDistance()</text:p>
        <text:p text:style-name="P9"><text:s text:c="8"/>mPG3 = car3.calcMPG(dist3)</text:p>
        <text:p text:style-name="P9"><text:s text:c="8"/>gPM3 = car3.calcGPM(dist3)</text:p>
        <text:p text:style-name="P9"><text:s text:c="8"/>totalCost3 = car3.totalCost()</text:p>
        <text:p text:style-name="P9"/>
        <text:p text:style-name="P9"><text:s text:c="8"/>// output</text:p>
        <text:p text:style-name="P9"><text:tab/><text:tab/>System.out.printf("%72s%n", "Gas Mileage Calculations")</text:p>
        <text:p text:style-name="P9"><text:tab/><text:tab/>System.out.printf("%13s%23s%13s%12s%11s%9s%8s%13s%13s%n", "Type of Car", "Start Miles", "End Miles", "Distance",</text:p>
        <text:p text:style-name="P9"><text:tab/><text:tab/><text:tab/><text:tab/>"Gallons", "Price", "Cost", "Miles/Gal", "Gal/Mile")</text:p>
        <text:p text:style-name="P9"><text:tab/><text:tab/>System.out.println("========================================================================================" +</text:p>
        <text:p text:style-name="P9"><text:tab/><text:tab/><text:tab/><text:tab/>"=============================")</text:p>
        <text:p text:style-name="P9"><text:soft-page-break/><text:s text:c="8"/>System.out.printf("%13s%16d%14d%12d%11.1f%10.2f%9.2f%10.1f%14.3f%n",</text:p>
        <text:p text:style-name="P9"><text:s text:c="16"/>carType1, startMiles1, endMiles1, dist1, gals1, pricePerGallon1, totalCost1, mPG1, gPM1)</text:p>
        <text:p text:style-name="P9"><text:s text:c="8"/>System.out.printf("%13s%19d%14d%13d%11.1f%10.2f%9.2f%10.1f%14.3f%n",</text:p>
        <text:p text:style-name="P9"><text:s text:c="16"/>carType2, startMiles2, endMiles2, dist2, gals2, pricePerGallon2, totalCost2, mPG2, gPM2)</text:p>
        <text:p text:style-name="P9"><text:s text:c="8"/>System.out.printf("%13s%12d%15d%13d%11.1f%10.2f%9.2f%10.1f%14.3f%n",</text:p>
        <text:p text:style-name="P9"><text:tab/><text:tab/><text:tab/><text:tab/>carType3, startMiles3, endMiles3, dist3, gals3, pricePerGallon3, totalCost3, mPG3, gPM3)</text:p>
        <text:p text:style-name="P9"><text:s text:c="4"/></text:p>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Calculates the fuel economy of three cars for one tank and the price</text:p>
        <text:p text:style-name="P3"><text:s/>*</text:p>
        <text:p text:style-name="P3"><text:s/>* @author Josiah Kowalski</text:p>
        <text:p text:style-name="P3"><text:s/>* @version 1/5/20</text:p>
        <text:p text:style-name="P3"><text:s/>*/</text:p>
        <text:p text:style-name="P3">public class CarV7 </text:p>
        <text:p text:style-name="P3">{</text:p>
        <text:p text:style-name="P3"><text:s text:c="4"/>// private variables </text:p>
        <text:p text:style-name="P3"><text:s text:c="4"/>private String myCarType;</text:p>
        <text:p text:style-name="P3"><text:s text:c="4"/>private int myStartMiles, myEndMiles;</text:p>
        <text:p text:style-name="P3"><text:s text:c="4"/>private double myGallonsUsed, myPricePerGallon;</text:p>
        <text:p text:style-name="P3"/>
        <text:p text:style-name="P3"><text:s text:c="4"/>CarV7(String type, int sMiles, int eMiles, double gallons, double gallonPrice) {</text:p>
        <text:p text:style-name="P3"><text:tab/><text:tab/>myCarType = type;</text:p>
        <text:p text:style-name="P3"><text:tab/><text:tab/>myStartMiles = sMiles;</text:p>
        <text:p text:style-name="P3"><text:soft-page-break/><text:tab/><text:tab/>myEndMiles = eMiles;</text:p>
        <text:p text:style-name="P3"><text:tab/><text:tab/>myGallonsUsed = gallons;</text:p>
        <text:p text:style-name="P3"><text:tab/><text:tab/>myPricePerGallon = gallonPrice;</text:p>
        <text:p text:style-name="P3"><text:tab/>}</text:p>
        <text:p text:style-name="P3"/>
        <text:p text:style-name="P3"><text:tab/>// calculates the distance driven</text:p>
        <text:p text:style-name="P3"><text:s text:c="4"/>public int calcDistance() </text:p>
        <text:p text:style-name="P3"><text:s text:c="4"/>{</text:p>
        <text:p text:style-name="P3"><text:tab/><text:tab/>return myEndMiles - myStartMiles;</text:p>
        <text:p text:style-name="P3"><text:tab/>}</text:p>
        <text:p text:style-name="P3"/>
        <text:p text:style-name="P3"><text:tab/>// calculates the miles per gallon</text:p>
        <text:p text:style-name="P3"><text:tab/>public double calcMPG(int dist) {</text:p>
        <text:p text:style-name="P3"><text:tab/><text:tab/>return dist / myGallonsUsed;</text:p>
        <text:p text:style-name="P3"><text:tab/>}</text:p>
        <text:p text:style-name="P3"/>
        <text:p text:style-name="P3"><text:tab/>// calculates gallons per mile</text:p>
        <text:p text:style-name="P3"><text:tab/>public double calcGPM(int dist) {</text:p>
        <text:p text:style-name="P3"><text:tab/><text:tab/>return myGallonsUsed / dist;</text:p>
        <text:p text:style-name="P3"><text:tab/>}</text:p>
        <text:p text:style-name="P3"/>
        <text:p text:style-name="P3"><text:s text:c="4"/>// calculates total cost</text:p>
        <text:p text:style-name="P3"><text:tab/>public double totalCost() {</text:p>
        <text:p text:style-name="P3"><text:tab/><text:tab/>return myPricePerGallon * myGallonsUsed;</text:p>
        <text:p text:style-name="P3"><text:s text:c="4"/>}</text:p>
        <text:p text:style-name="P3">}</text:p>
        <text:p text:style-name="P3"/>
        <text:p text:style-name="P3"/>
        <text:p text:style-name="P3">/**</text:p>
        <text:p text:style-name="P3"><text:s/>* Prints the fuel economy of three cars for one tank and the price from </text:p>
        <text:p text:style-name="P3"><text:s/>* a separate class</text:p>
        <text:p text:style-name="P3"><text:s/>*</text:p>
        <text:p text:style-name="P3"><text:s/>* @author Josiah Kowalski</text:p>
        <text:p text:style-name="P3"><text:s/>* @version 1/5/20</text:p>
        <text:p text:style-name="P3"><text:s/>*/</text:p>
        <text:p text:style-name="P3">public class CarV7Tester</text:p>
        <text:p text:style-name="P3"><text:soft-page-break/>{</text:p>
        <text:p text:style-name="P3"><text:s text:c="4"/>public static void main(String[] args) </text:p>
        <text:p text:style-name="P3"><text:s text:c="4"/>{</text:p>
        <text:p text:style-name="P3"><text:tab/><text:tab/>int startMiles1 = 138242, endMiles1 = 138558, dist1; <text:s text:c="3"/>// 316 miles</text:p>
        <text:p text:style-name="P3"><text:tab/><text:tab/>double gals1 = 10.2, pricePerGallon1 = 2.59, mPG1, gPM1, totalCost1;</text:p>
        <text:p text:style-name="P3"><text:s text:c="8"/>String carType1 = "Chevy Cobalt 2010";</text:p>
        <text:p text:style-name="P3"><text:s text:c="8"/></text:p>
        <text:p text:style-name="P3"><text:s text:c="8"/>int startMiles2 = 11293, endMiles2 = 11629, dist2; <text:s text:c="3"/>// 336 miles</text:p>
        <text:p text:style-name="P3"><text:tab/><text:tab/>double gals2 = 12.1, pricePerGallon2 = 3.19, mPG2, gPM2, totalCost2;</text:p>
        <text:p text:style-name="P3"><text:s text:c="8"/>String carType2 = "BMW 430i 2019";</text:p>
        <text:p text:style-name="P3"><text:s text:c="8"/></text:p>
        <text:p text:style-name="P3"><text:s text:c="8"/>int startMiles3 = 9823, endMiles3 = 10146, dist3; <text:s text:c="3"/>// 323 miles</text:p>
        <text:p text:style-name="P3"><text:tab/><text:tab/>double gals3 = 9.3, pricePerGallon3 = 2.59, mPG3, gPM3, totalCost3;</text:p>
        <text:p text:style-name="P3"><text:tab/><text:tab/>String carType3 = "Hyundai Accent 2020";</text:p>
        <text:p text:style-name="P3"/>
        <text:p text:style-name="P3"><text:tab/><text:tab/></text:p>
        <text:p text:style-name="P3"><text:tab/><text:tab/>// new car1, car2, car3 objects</text:p>
        <text:p text:style-name="P3"><text:tab/><text:tab/>CarV7 car1 = new CarV7(carType1, startMiles1, endMiles1, gals1, pricePerGallon1);</text:p>
        <text:p text:style-name="P3"><text:tab/><text:tab/>CarV7 car2 = new CarV7(carType2, startMiles2, endMiles2, gals2, pricePerGallon2);</text:p>
        <text:p text:style-name="P3"><text:tab/><text:tab/>CarV7 car3 = new CarV7(carType3, startMiles3, endMiles3, gals3, pricePerGallon3);</text:p>
        <text:p text:style-name="P3"/>
        <text:p text:style-name="P3"><text:s text:c="8"/>// call methods</text:p>
        <text:p text:style-name="P3"><text:tab/><text:tab/>dist1 = car1.calcDistance();</text:p>
        <text:p text:style-name="P3"><text:s text:c="8"/>mPG1 = car1.calcMPG(dist1);</text:p>
        <text:p text:style-name="P3"><text:s text:c="8"/>gPM1 = car1.calcGPM(dist1);</text:p>
        <text:p text:style-name="P3"><text:s text:c="8"/>totalCost1 = car1.totalCost();</text:p>
        <text:p text:style-name="P3"/>
        <text:p text:style-name="P3"><text:s text:c="8"/>dist2 = car2.calcDistance();</text:p>
        <text:p text:style-name="P3"><text:s text:c="8"/>mPG2 = car2.calcMPG(dist2);</text:p>
        <text:p text:style-name="P3"><text:s text:c="8"/>gPM2 = car2.calcGPM(dist2);</text:p>
        <text:p text:style-name="P3"><text:s text:c="8"/>totalCost2 = car2.totalCost();</text:p>
        <text:p text:style-name="P3"/>
        <text:p text:style-name="P3"><text:s text:c="8"/>dist3 = car3.calcDistance();</text:p>
        <text:p text:style-name="P3"><text:s text:c="8"/>mPG3 = car3.calcMPG(dist3);</text:p>
        <text:p text:style-name="P3"><text:s text:c="8"/>gPM3 = car3.calcGPM(dist3);</text:p>
        <text:p text:style-name="P3"><text:s text:c="8"/>totalCost3 = car3.totalCost();</text:p>
        <text:p text:style-name="P3"><text:soft-page-break/></text:p>
        <text:p text:style-name="P3"><text:s text:c="8"/>// output</text:p>
        <text:p text:style-name="P3"><text:tab/><text:tab/>System.out.printf("%72s%n", "Gas Mileage Calculations");</text:p>
        <text:p text:style-name="P3"><text:tab/><text:tab/>System.out.printf("%13s%23s%13s%12s%11s%9s%8s%13s%13s%n", "Type of Car", "Start Miles", "End Miles", "Distance",</text:p>
        <text:p text:style-name="P3"><text:tab/><text:tab/><text:tab/><text:tab/>"Gallons", "Price", "Cost", "Miles/Gal", "Gal/Mile");</text:p>
        <text:p text:style-name="P3"><text:tab/><text:tab/>System.out.println("========================================================================================" +</text:p>
        <text:p text:style-name="P3"><text:tab/><text:tab/><text:tab/><text:tab/>"=============================");</text:p>
        <text:p text:style-name="P3"><text:tab/><text:tab/>System.out.printf("%13s%16d%14d%12d%11.1f%10.2f%9.2f%10.1f%14.3f%n",</text:p>
        <text:p text:style-name="P3"><text:s text:c="16"/>carType1, startMiles1, endMiles1, dist1, gals1, pricePerGallon1, totalCost1, mPG1, gPM1);</text:p>
        <text:p text:style-name="P3"><text:s text:c="8"/>System.out.printf("%13s%19d%14d%13d%11.1f%10.2f%9.2f%10.1f%14.3f%n",</text:p>
        <text:p text:style-name="P3"><text:s text:c="16"/>carType2, startMiles2, endMiles2, dist2, gals2, pricePerGallon2, totalCost2, mPG2, gPM2);</text:p>
        <text:p text:style-name="P3"><text:s text:c="8"/>System.out.printf("%13s%12d%15d%13d%11.1f%10.2f%9.2f%10.1f%14.3f%n",</text:p>
        <text:p text:style-name="P3"><text:tab/><text:tab/><text:tab/><text:tab/>carType3, startMiles3, endMiles3, dist3, gals3, pricePerGallon3, totalCost3, mPG3, gPM3);</text:p>
        <text:p text:style-name="P3"><text:s text:c="4"/>}</text:p>
        <text:p text:style-name="P3">}</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add onto the last but to use separate classes.</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Again, this program could be used as a fuel economy calcul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I didn’t run into any major problems, just compilation errors when I forgot to change CarV5 to CarV7 in some instances.</text:p>
            </table:table-cell>
          </table:table-row>
          <text:soft-page-break/>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use separate classe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5T15:35:23.534366944</dc:date>
    <meta:editing-cycles>10</meta:editing-cycles>
    <meta:editing-duration>PT7M8S</meta:editing-duration>
    <meta:generator>LibreOffice/5.2.7.2$Linux_AARCH64 LibreOffice_project/20m0$Build-2</meta:generator>
    <meta:document-statistic meta:table-count="1" meta:image-count="0" meta:object-count="0" meta:page-count="9" meta:paragraph-count="197" meta:word-count="958" meta:character-count="7967" meta:non-whitespace-character-count="6465"/>
    <meta:user-defined meta:name="Company">FLVS</meta:user-defined>
    <meta:user-defined meta:name="Operator">JOSIAH KOWALSKI</meta:user-defined>
  </office:meta>
</office:document-meta>
</file>